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1dd0" officeooo:paragraph-rsid="001c41c3"/>
    </style:style>
    <style:style style:name="P2" style:family="paragraph" style:parent-style-name="Text_20_body">
      <style:text-properties officeooo:rsid="001c7630" officeooo:paragraph-rsid="001c7630"/>
    </style:style>
    <style:style style:name="P3" style:family="paragraph" style:parent-style-name="Text_20_body">
      <style:text-properties officeooo:rsid="001e841c" officeooo:paragraph-rsid="001e841c"/>
    </style:style>
    <style:style style:name="P4" style:family="paragraph" style:parent-style-name="Text_20_body">
      <style:text-properties officeooo:rsid="00220ffb" officeooo:paragraph-rsid="00220ffb"/>
    </style:style>
    <style:style style:name="P5" style:family="paragraph" style:parent-style-name="Text_20_body">
      <style:text-properties officeooo:rsid="00240a3c" officeooo:paragraph-rsid="00240a3c"/>
    </style:style>
    <style:style style:name="P6" style:family="paragraph" style:parent-style-name="Text_20_body">
      <style:text-properties officeooo:rsid="002466f0" officeooo:paragraph-rsid="002466f0"/>
    </style:style>
    <style:style style:name="P7" style:family="paragraph" style:parent-style-name="Text_20_body">
      <style:text-properties officeooo:paragraph-rsid="002466f0"/>
    </style:style>
    <style:style style:name="P8" style:family="paragraph" style:parent-style-name="Text_20_body">
      <style:text-properties officeooo:rsid="0029036f" officeooo:paragraph-rsid="0029036f"/>
    </style:style>
    <style:style style:name="P9" style:family="paragraph" style:parent-style-name="Text_20_body">
      <style:text-properties officeooo:rsid="00295bc4" officeooo:paragraph-rsid="00295bc4"/>
    </style:style>
    <style:style style:name="P10" style:family="paragraph" style:parent-style-name="Text_20_body">
      <style:text-properties officeooo:rsid="00295bc4" officeooo:paragraph-rsid="003d0932"/>
    </style:style>
    <style:style style:name="P11" style:family="paragraph" style:parent-style-name="Text_20_body">
      <style:text-properties officeooo:rsid="003005c9" officeooo:paragraph-rsid="003005c9"/>
    </style:style>
    <style:style style:name="P12" style:family="paragraph" style:parent-style-name="Text_20_body">
      <style:text-properties officeooo:rsid="003005c9" officeooo:paragraph-rsid="005e23d5"/>
    </style:style>
    <style:style style:name="P13" style:family="paragraph" style:parent-style-name="Text_20_body">
      <style:text-properties officeooo:rsid="00301d7c" officeooo:paragraph-rsid="005e23d5"/>
    </style:style>
    <style:style style:name="P14" style:family="paragraph" style:parent-style-name="Text_20_body">
      <style:text-properties officeooo:rsid="00321ee9" officeooo:paragraph-rsid="005faa31"/>
    </style:style>
    <style:style style:name="P15" style:family="paragraph" style:parent-style-name="Text_20_body">
      <style:text-properties fo:font-size="8pt" officeooo:rsid="0029036f" officeooo:paragraph-rsid="0029036f" style:font-size-asian="8pt" style:font-size-complex="8pt"/>
    </style:style>
    <style:style style:name="P16" style:family="paragraph" style:parent-style-name="Text_20_body">
      <style:text-properties fo:font-size="8pt" officeooo:rsid="0025f20c" officeooo:paragraph-rsid="0025f20c" style:font-size-asian="8pt" style:font-size-complex="8pt"/>
    </style:style>
    <style:style style:name="P17" style:family="paragraph" style:parent-style-name="Text_20_body">
      <style:text-properties officeooo:rsid="00327368" officeooo:paragraph-rsid="006891ce"/>
    </style:style>
    <style:style style:name="P18" style:family="paragraph" style:parent-style-name="Text_20_body">
      <style:text-properties officeooo:rsid="003907f1" officeooo:paragraph-rsid="003907f1"/>
    </style:style>
    <style:style style:name="P19" style:family="paragraph" style:parent-style-name="Text_20_body">
      <style:text-properties officeooo:rsid="003907f1" officeooo:paragraph-rsid="006891ce"/>
    </style:style>
    <style:style style:name="P20" style:family="paragraph" style:parent-style-name="Text_20_body">
      <style:text-properties officeooo:rsid="003c78d7" officeooo:paragraph-rsid="003c78d7"/>
    </style:style>
    <style:style style:name="P21" style:family="paragraph" style:parent-style-name="Text_20_body">
      <style:text-properties officeooo:rsid="003fba30" officeooo:paragraph-rsid="003fba30"/>
    </style:style>
    <style:style style:name="P22" style:family="paragraph" style:parent-style-name="Text_20_body">
      <style:text-properties officeooo:rsid="004320ff" officeooo:paragraph-rsid="004320ff"/>
    </style:style>
    <style:style style:name="P23" style:family="paragraph" style:parent-style-name="Text_20_body">
      <style:text-properties officeooo:rsid="00435b51" officeooo:paragraph-rsid="00435b51"/>
    </style:style>
    <style:style style:name="P24" style:family="paragraph" style:parent-style-name="Text_20_body">
      <style:text-properties officeooo:rsid="004164f4" officeooo:paragraph-rsid="00435b51"/>
    </style:style>
    <style:style style:name="P25" style:family="paragraph" style:parent-style-name="Text_20_body">
      <style:text-properties officeooo:rsid="0044a991" officeooo:paragraph-rsid="0044a991"/>
    </style:style>
    <style:style style:name="P26" style:family="paragraph" style:parent-style-name="Text_20_body">
      <style:text-properties officeooo:rsid="0044a991" officeooo:paragraph-rsid="005e23d5"/>
    </style:style>
    <style:style style:name="P27" style:family="paragraph" style:parent-style-name="Text_20_body">
      <style:text-properties officeooo:rsid="0048e520" officeooo:paragraph-rsid="003c78d7"/>
    </style:style>
    <style:style style:name="P28" style:family="paragraph" style:parent-style-name="Text_20_body">
      <style:text-properties officeooo:rsid="004b9596" officeooo:paragraph-rsid="004b9596"/>
    </style:style>
    <style:style style:name="P29" style:family="paragraph" style:parent-style-name="Text_20_body">
      <style:text-properties officeooo:rsid="004d4427" officeooo:paragraph-rsid="004d4427"/>
    </style:style>
    <style:style style:name="P30" style:family="paragraph" style:parent-style-name="Text_20_body">
      <style:text-properties officeooo:rsid="004e0f01" officeooo:paragraph-rsid="004e0f01"/>
    </style:style>
    <style:style style:name="P31" style:family="paragraph" style:parent-style-name="Text_20_body">
      <style:text-properties officeooo:rsid="004e0f01" officeooo:paragraph-rsid="00511420"/>
    </style:style>
    <style:style style:name="P32" style:family="paragraph" style:parent-style-name="Text_20_body">
      <style:text-properties officeooo:rsid="004e23ea" officeooo:paragraph-rsid="004e23ea"/>
    </style:style>
    <style:style style:name="P33" style:family="paragraph" style:parent-style-name="Text_20_body">
      <style:text-properties officeooo:rsid="004e23ea" officeooo:paragraph-rsid="004e0f01"/>
    </style:style>
    <style:style style:name="P34" style:family="paragraph" style:parent-style-name="Text_20_body">
      <style:text-properties officeooo:rsid="004f9034" officeooo:paragraph-rsid="004f9034"/>
    </style:style>
    <style:style style:name="P35" style:family="paragraph" style:parent-style-name="Text_20_body">
      <style:text-properties officeooo:rsid="00504f45" officeooo:paragraph-rsid="00504f45"/>
    </style:style>
    <style:style style:name="P36" style:family="paragraph" style:parent-style-name="Text_20_body">
      <style:text-properties officeooo:rsid="00504f45" officeooo:paragraph-rsid="00511420"/>
    </style:style>
    <style:style style:name="P37" style:family="paragraph" style:parent-style-name="Text_20_body">
      <style:text-properties officeooo:rsid="00511420" officeooo:paragraph-rsid="00511420"/>
    </style:style>
    <style:style style:name="P38" style:family="paragraph" style:parent-style-name="Text_20_body">
      <style:text-properties officeooo:paragraph-rsid="0054af3a"/>
    </style:style>
    <style:style style:name="P39" style:family="paragraph" style:parent-style-name="Text_20_body">
      <style:text-properties officeooo:rsid="00568dea" officeooo:paragraph-rsid="00568dea"/>
    </style:style>
    <style:style style:name="P40" style:family="paragraph" style:parent-style-name="Text_20_body">
      <style:text-properties officeooo:rsid="0057c4f6" officeooo:paragraph-rsid="0058f9b8"/>
    </style:style>
    <style:style style:name="P41" style:family="paragraph" style:parent-style-name="Text_20_body">
      <style:text-properties officeooo:rsid="0058f9b8" officeooo:paragraph-rsid="0058f9b8"/>
    </style:style>
    <style:style style:name="P42" style:family="paragraph" style:parent-style-name="Text_20_body">
      <style:text-properties officeooo:rsid="005aecae" officeooo:paragraph-rsid="005aecae"/>
    </style:style>
    <style:style style:name="P43" style:family="paragraph" style:parent-style-name="Text_20_body">
      <style:text-properties officeooo:rsid="005405c4" officeooo:paragraph-rsid="0054af3a"/>
    </style:style>
    <style:style style:name="P44" style:family="paragraph" style:parent-style-name="Text_20_body">
      <style:text-properties officeooo:rsid="005b6d72" officeooo:paragraph-rsid="005b6d72"/>
    </style:style>
    <style:style style:name="P45" style:family="paragraph" style:parent-style-name="Text_20_body">
      <style:text-properties officeooo:rsid="003ebd1c" officeooo:paragraph-rsid="005e23d5"/>
    </style:style>
    <style:style style:name="P46" style:family="paragraph" style:parent-style-name="Text_20_body">
      <style:text-properties officeooo:rsid="005e23d5" officeooo:paragraph-rsid="005e23d5"/>
    </style:style>
    <style:style style:name="P47" style:family="paragraph" style:parent-style-name="Text_20_body">
      <style:text-properties officeooo:rsid="00322f8d" officeooo:paragraph-rsid="005e23d5"/>
    </style:style>
    <style:style style:name="P48" style:family="paragraph" style:parent-style-name="Text_20_body">
      <style:text-properties officeooo:paragraph-rsid="005e23d5"/>
    </style:style>
    <style:style style:name="P49" style:family="paragraph" style:parent-style-name="Text_20_body">
      <style:text-properties officeooo:rsid="004749fc" officeooo:paragraph-rsid="005e23d5"/>
    </style:style>
    <style:style style:name="P50" style:family="paragraph" style:parent-style-name="Text_20_body">
      <style:text-properties officeooo:rsid="00345b38" officeooo:paragraph-rsid="005e23d5"/>
    </style:style>
    <style:style style:name="P51" style:family="paragraph" style:parent-style-name="Text_20_body">
      <style:text-properties officeooo:rsid="0052993b" officeooo:paragraph-rsid="0052993b"/>
    </style:style>
    <style:style style:name="P52" style:family="paragraph" style:parent-style-name="Text_20_body">
      <style:text-properties officeooo:rsid="0061a93c" officeooo:paragraph-rsid="0061a93c"/>
    </style:style>
    <style:style style:name="P53" style:family="paragraph" style:parent-style-name="Text_20_body">
      <style:text-properties style:use-window-font-color="true" officeooo:rsid="004e23ea" officeooo:paragraph-rsid="004e23ea" fo:background-color="transparent"/>
    </style:style>
    <style:style style:name="P54" style:family="paragraph" style:parent-style-name="Text_20_body">
      <style:text-properties style:use-window-font-color="true" officeooo:rsid="004e0f01" officeooo:paragraph-rsid="004e0f01"/>
    </style:style>
    <style:style style:name="P55" style:family="paragraph" style:parent-style-name="Text_20_body">
      <style:text-properties officeooo:rsid="006a71a1" officeooo:paragraph-rsid="006a71a1"/>
    </style:style>
    <style:style style:name="P56" style:family="paragraph" style:parent-style-name="Text_20_body">
      <style:text-properties officeooo:rsid="006b8619" officeooo:paragraph-rsid="006b8619"/>
    </style:style>
    <style:style style:name="P57" style:family="paragraph" style:parent-style-name="Text_20_body">
      <style:text-properties officeooo:rsid="006c8640" officeooo:paragraph-rsid="006c8640"/>
    </style:style>
    <style:style style:name="P58" style:family="paragraph" style:parent-style-name="Text_20_body">
      <style:text-properties officeooo:rsid="0044a991" officeooo:paragraph-rsid="005e23d5"/>
    </style:style>
    <style:style style:name="P59" style:family="paragraph" style:parent-style-name="Text_20_body">
      <style:text-properties officeooo:rsid="006e8662" officeooo:paragraph-rsid="006e8662"/>
    </style:style>
    <style:style style:name="T1" style:family="text">
      <style:text-properties officeooo:rsid="001c41c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466f0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466f0" style:font-size-asian="10pt" style:font-size-complex="10pt"/>
    </style:style>
    <style:style style:name="T6" style:family="text">
      <style:text-properties officeooo:rsid="002e1a74"/>
    </style:style>
    <style:style style:name="T7" style:family="text">
      <style:text-properties officeooo:rsid="003d0932"/>
    </style:style>
    <style:style style:name="T8" style:family="text">
      <style:text-properties officeooo:rsid="003fba30"/>
    </style:style>
    <style:style style:name="T9" style:family="text">
      <style:text-properties officeooo:rsid="00437196"/>
    </style:style>
    <style:style style:name="T10" style:family="text">
      <style:text-properties officeooo:rsid="00467901"/>
    </style:style>
    <style:style style:name="T11" style:family="text">
      <style:text-properties officeooo:rsid="004e0f01"/>
    </style:style>
    <style:style style:name="T12" style:family="text">
      <style:text-properties officeooo:rsid="00504f45"/>
    </style:style>
    <style:style style:name="T13" style:family="text">
      <style:text-properties officeooo:rsid="0058f9b8"/>
    </style:style>
    <style:style style:name="T14" style:family="text">
      <style:text-properties officeooo:rsid="005d2686"/>
    </style:style>
    <style:style style:name="T15" style:family="text">
      <style:text-properties officeooo:rsid="00322f8d"/>
    </style:style>
    <style:style style:name="T16" style:family="text">
      <style:text-properties officeooo:rsid="005faa31"/>
    </style:style>
    <style:style style:name="T17" style:family="text">
      <style:text-properties officeooo:rsid="0060ee14"/>
    </style:style>
    <style:style style:name="T18" style:family="text">
      <style:text-properties officeooo:rsid="0061a93c"/>
    </style:style>
    <style:style style:name="T19" style:family="text">
      <style:text-properties officeooo:rsid="0062b585"/>
    </style:style>
    <style:style style:name="T20" style:family="text">
      <style:text-properties officeooo:rsid="006459c8"/>
    </style:style>
    <style:style style:name="T21" style:family="text">
      <style:text-properties officeooo:rsid="006c5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ndbox, software installations</text:p>
      <text:h text:style-name="Heading_20_1" text:outline-level="1">Installation of NOOBS</text:h>
      <text:p text:style-name="P1">Followed standard procedure from <text:a xlink:type="simple" xlink:href="https://www.raspberrypi.org/help/noobs-setup/" text:style-name="Internet_20_link" text:visited-style-name="Visited_20_Internet_20_Link"><text:span text:style-name="T1">https://www.raspberrypi.org/help/noobs-setup/</text:span></text:a></text:p>
      <text:p text:style-name="P2">Just make sure that the SD card is formatted FAT32 and not extended FAT.</text:p>
      <text:h text:style-name="Heading_20_1" text:outline-level="1">Chromium</text:h>
      <text:p text:style-name="P3">Procedure from <text:a xlink:type="simple" xlink:href="https://www.raspberrypi.org/forums/viewtopic.php?t=121195&amp;p=818455" text:style-name="Internet_20_link" text:visited-style-name="Visited_20_Internet_20_Link">https://www.raspberrypi.org/forums/viewtopic.php?t=121195&amp;p=818455</text:a> 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 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P15"/>
      <text:p text:style-name="P16">run chromium with command:</text:p>
      <text:p text:style-name="P16">chromium-browser</text:p>
      <text:h text:style-name="Heading_20_1" text:outline-level="1">Flash plugin for chromium</text:h>
      <text:p text:style-name="P5">Following (with some changes) this procedure: <text:a xlink:type="simple" xlink:href="https://www.raspberrypi.org/forums/viewtopic.php?t=99202" text:style-name="Internet_20_link" text:visited-style-name="Visited_20_Internet_20_Link">https://www.raspberrypi.org/forums/viewtopic.php?t=99202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wget</text:span></text:span><text:span text:style-name="T2"> </text:span><text:a xlink:type="simple" xlink:href="http://de4.mirror.archlinuxarm.org/armv7h/alarm/chromium-pepper-flash-12.0.0.77-1-armv7h.pkg.tar.xz" text:style-name="Internet_20_link" text:visited-style-name="Visited_20_Internet_20_Link"><text:span text:style-name="T2">http: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de4.mirror.archlinuxarm.org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rmv7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larm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chromium-pepper-flas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number_5f_bash"><text:span text:style-name="T2">-12.0.0.77-1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-armv7h.pkg.</text:span></text:a><text:a xlink:type="simple" xlink:href="http://de4.mirror.archlinuxarm.org/armv7h/alarm/chromium-pepper-flash-12.0.0.77-1-armv7h.pkg.tar.xz" text:style-name="Internet_20_link" text:visited-style-name="Visited_20_Internet_20_Link"><text:span text:style-name="keyword1_5f_bash"><text:span text:style-name="T2">tar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.xz</text:span>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tar</text:span></text:span><text:span text:style-name="T2"> xf chromium-pepper-flash</text:span><text:span text:style-name="number_5f_bash"><text:span text:style-name="T2">-12.0.0.77-1</text:span></text:span><text:span text:style-name="T2">-armv7h.pkg.</text:span><text:span text:style-name="keyword1_5f_bash"><text:span text:style-name="T2">tar</text:span></text:span><text:span text:style-name="T2">.xz 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2_5f_bash"><text:span text:style-name="T2">cd</text:span></text:span><text:span text:style-name="T2"> 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</text:span><text:span text:style-name="symbol0_5f_bash"><text:span text:style-name="T2">/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chmod</text:span></text:span><text:span text:style-name="T2"> +x </text:span><text:span text:style-name="symbol0_5f_bash"><text:span text:style-name="T2">*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sudo</text:span></text:span><text:span text:style-name="T2"> </text:span><text:span text:style-name="keyword1_5f_bash"><text:span text:style-name="T2">cp</text:span></text:span><text:span text:style-name="T2"> </text:span><text:span text:style-name="symbol0_5f_bash"><text:span text:style-name="T2">*</text:span></text:span><text:span text:style-name="T2"> 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chromium-browser</text:span><text:span text:style-name="symbol0_5f_bash"><text:span text:style-name="T2">/</text:span></text:span><text:span text:style-name="T2">plugins</text:span><text:span text:style-name="symbol0_5f_bash"><text:span text:style-name="T2">/</text:span></text:span></text:p>
      <text:p text:style-name="P7"><text:span text:style-name="T3">pi</text:span><text:span text:style-name="symbol0_5f_bash"><text:span text:style-name="T3">@</text:span></text:span><text:span text:style-name="T3">raspberrypi:~</text:span><text:span text:style-name="symbol0_5f_bash"><text:span text:style-name="T3">/</text:span></text:span><text:span text:style-name="T3">Desktop</text:span><text:span text:style-name="symbol0_5f_bash"><text:span text:style-name="T3">/</text:span></text:span><text:span text:style-name="T3">usr</text:span><text:span text:style-name="symbol0_5f_bash"><text:span text:style-name="T3">/</text:span></text:span><text:span text:style-name="T3">lib</text:span><text:span text:style-name="symbol0_5f_bash"><text:span text:style-name="T3">/</text:span></text:span><text:span text:style-name="T3">PepperFlash $ </text:span><text:span text:style-name="keyword1_5f_bash"><text:span text:style-name="T3">sudo</text:span></text:span><text:span text:style-name="T3"> </text:span><text:span text:style-name="keyword1_5f_bash"><text:span text:style-name="T3">nano</text:span></text:span><text:span text:style-name="T3"> </text:span><text:span text:style-name="symbol0_5f_bash"><text:span text:style-name="T3">/</text:span></text:span><text:span text:style-name="T3">etc</text:span><text:span text:style-name="symbol0_5f_bash"><text:span text:style-name="T3">/</text:span></text:span><text:span text:style-name="T3">chromium-browser</text:span><text:span text:style-name="symbol0_5f_bash"><text:span text:style-name="T3">/</text:span></text:span><text:span text:style-name="T3">default </text:span></text:p>
      <text:p text:style-name="P8"><text:span text:style-name="T4">Changes to be done to file </text:span><text:span text:style-name="symbol0_5f_bash"><text:span text:style-name="T5">/</text:span></text:span><text:span text:style-name="T5">etc</text:span><text:span text:style-name="symbol0_5f_bash"><text:span text:style-name="T5">/</text:span></text:span><text:span text:style-name="T5">chromium-browser</text:span><text:span text:style-name="symbol0_5f_bash"><text:span text:style-name="T5">/</text:span></text:span><text:span text:style-name="T5">default</text:span><text:span text:style-name="T4">:</text:span></text:p>
      <text:p text:style-name="P15"># Options to pass to chromium-browser</text:p>
      <text:p text:style-name="P8"><text:span text:style-name="T2">#</text:span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"</text:span></text:span></text:p>
      <text:p text:style-name="P8"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--ppapi-flash-path=/usr/lib/chromium/plugins/libpepflashplayer.so --ppapi-flash-version=12.0.0.77 -password-store=detect -user-data-dir"</text:span></text:span></text:p>
      <text:h text:style-name="Heading_20_1" text:outline-level="1">Enabling alias ll. </text:h>
      <text:p text:style-name="P4">This is <text:span text:style-name="T10">to </text:span>use the command ll which is a shortcut for ls -al. When you want to list files in a folder you get file details as well instead of only the names</text:p>
      <text:p text:style-name="P4"><text:span text:style-name="keyword2_5f_bash">cd</text:span></text:p>
      <text:p text:style-name="P4"><text:span text:style-name="keyword1_5f_bash">nano</text:span> .bashrc</text:p>
      <text:p text:style-name="P4">find line that begins with #alias ll and make it like this:</text:p>
      <text:p text:style-name="P4">alias ll='ls -al'</text:p>
      <text:h text:style-name="Heading_20_1" text:outline-level="1"><text:soft-page-break/>Better fonts</text:h>
      <text:p text:style-name="P9">Install <text:span text:style-name="T6">package</text:span> ttf-mscorefonts-installer-3.6 <text:span text:style-name="T6">by using standard add-software function</text:span></text:p>
      <text:p text:style-name="P9">pi's password: raspberry</text:p>
      <text:p text:style-name="P9"/>
      <text:p text:style-name="P9">sudo dpkg-reconfigure fontconfig-config</text:p>
      <text:p text:style-name="P9">choose Autohinter</text:p>
      <text:p text:style-name="P9">choose Automatic</text:p>
      <text:p text:style-name="P9">choose No</text:p>
      <text:p text:style-name="P9"/>
      <text:p text:style-name="P9">reboot</text:p>
      <text:h text:style-name="Heading_20_1" text:outline-level="1">Pairing the Bluetooth Keyboard</text:h>
      <text:p text:style-name="P23">I'm no longer using blue-tooth keyboards.</text:p>
      <text:p text:style-name="P23">Useful thread:</text:p>
      <text:p text:style-name="P22"><text:a xlink:type="simple" xlink:href="https://www.raspberrypi.org/forums/viewtopic.php?f=29&amp;t=87138&amp;p=752712#p752712" text:style-name="Internet_20_link" text:visited-style-name="Visited_20_Internet_20_Link">https://www.raspberrypi.org/forums/viewtopic.php?f=29&amp;t=87138&amp;p=752712#p752712</text:a> </text:p>
      <text:p text:style-name="P22"/>
      <text:p text:style-name="P23">These are experiments done with a blue-tooth keyboard. </text:p>
      <text:p text:style-name="P23">Enter bluetooth control:</text:p>
      <text:p text:style-name="P24">bluetoothctl</text:p>
      <text:p text:style-name="P23">Enter these commands:</text:p>
      <text:p text:style-name="P21"><text:line-break/>agent KeyboardOnly<text:line-break/>default-agent <text:line-break/>discoverable on<text:line-break/>pairable on<text:line-break/>remove 20:73:AB:00:64:44<text:line-break/>[bluetooth]# pair 20:73:AB:00:64:44<text:line-break/>(just type the same code on the keyboard without pushing the button and give return at the end)<text:line-break/>[bluetooth]# connect 20:73:AB:00:64:44<text:line-break/></text:p>
      <text:p text:style-name="P23">These command made the keyboard work. It had <text:span text:style-name="T8">20:73:AB:00:64:44 </text:span>as mac address</text:p>
      <text:p text:style-name="P21"/>
      <text:p text:style-name="P23">This is useful to initialise blue-tooth:</text:p>
      <text:p text:style-name="P21"><text:span text:style-name="Source_20_Text">#!/bin/bash<text:line-break/>bluetoothctl &lt;&lt; EOF<text:line-break/>power on<text:line-break/>discoverable on<text:line-break/>agent on<text:line-break/>default-agent<text:line-break/>pairable on<text:line-break/>EOF</text:span></text:p>
      <text:h text:style-name="Heading_20_1" text:outline-level="1">Change pi's password </text:h>
      <text:p text:style-name="P11">FIXME to do</text:p>
      <text:p text:style-name="P10"><text:span text:style-name="T7">default </text:span>pi's password: raspberry</text:p>
      <text:p text:style-name="P11"/>
      <text:p text:style-name="P11"><text:soft-page-break/></text:p>
      <text:h text:style-name="Heading_20_1" text:outline-level="1">Change <text:span text:style-name="T15">wandbox's hostname</text:span></text:h>
      <text:p text:style-name="P47">FIXME to do Change wandbox's hostname</text:p>
      <text:p text:style-name="P25">need to set time of wandbox</text:p>
      <text:h text:style-name="Heading_20_1" text:outline-level="1">Set timezone</text:h>
      <text:p text:style-name="P25">I set timezone by using Menu-&gt;Pref-&gt;Raspberry pi configuration</text:p>
      <text:p text:style-name="P18"/>
      <text:p text:style-name="P20">FIXME</text:p>
      <text:p text:style-name="P20">pi@raspberrypi:~ $ sudo apt-get update</text:p>
      <text:p text:style-name="P20"/>
      <text:p text:style-name="P55">what is this?</text:p>
      <text:p text:style-name="P20">sudo modprobe snd_bcm2835</text:p>
      <text:p text:style-name="P56">this is to send audio maybe to headphone jack</text:p>
      <text:p text:style-name="P20">pi@raspberrypi:~ $ sudo amixer cset numid=3 2</text:p>
      <text:h text:style-name="Heading_20_1" text:outline-level="1"><text:span text:style-name="T21">S</text:span>tress test</text:h>
      <text:p text:style-name="P57">I did this stress test for Raspberry Pi's cpu to see how much it consumes.</text:p>
      <text:p text:style-name="P57"/>
      <text:p text:style-name="P20">pi@raspberrypi:~ $ sudo apt-get install stress</text:p>
      <text:p text:style-name="P20">pi@raspberrypi:~ $ stress --cpu 8 --io 4 --vm 2 --vm-bytes 128M --timeout 30s</text:p>
      <text:p text:style-name="P27"/>
      <text:h text:style-name="Heading_20_1" text:outline-level="1">Monitor on off script</text:h>
      <text:p text:style-name="P28"/>
      <text:p text:style-name="P29"><text:span text:style-name="T20">FIXME</text:span> </text:p>
      <text:p text:style-name="P29"/>
      <text:p text:style-name="P29">pi@raspberrypi:~ $ mkdir Scripts</text:p>
      <text:p text:style-name="P30">pi@raspberrypi:~ $ cd Scripts/</text:p>
      <text:p text:style-name="P30">pi@raspberrypi:~/Scripts $ nano monitor-on-off.sh </text:p>
      <text:p text:style-name="P30">pi@raspberrypi:~/Scripts $ chmod +x monitor-on-off.sh </text:p>
      <text:p text:style-name="P30"/>
      <text:p text:style-name="P32"><text:span text:style-name="T12">A</text:span>dd these two lines to the file /home/pi/.bashrc:</text:p>
      <text:p text:style-name="P33"/>
      <text:p text:style-name="P53"><text:tab/>PATH=$PATH:/home/pi/Scripts</text:p>
      <text:p text:style-name="P53"><text:tab/>export PATH</text:p>
      <text:p text:style-name="P54"/>
      <text:p text:style-name="P35">They make it possible to run the script <text:span text:style-name="T11">monitor-on-off.sh </text:span>when you are in any folder.</text:p>
      <text:p text:style-name="P30"/>
      <text:p text:style-name="P37">Test the script with:</text:p>
      <text:p text:style-name="P37"><text:soft-page-break/></text:p>
      <text:p text:style-name="P31">monitor-on-off.sh off; sleep 20; <text:s/>monitor-on-off.sh on</text:p>
      <text:p text:style-name="P36"/>
      <text:p text:style-name="P51">Then you can associate the script with a key <text:span text:style-name="T18">by editing this file:</text:span></text:p>
      <text:p text:style-name="P43">/home/pi/.config/openbox/lxde-pi-rc.xml</text:p>
      <text:p text:style-name="P38"/>
      <text:p text:style-name="P52">This is the section to add <text:span text:style-name="T19">before the closing &lt;/keyboard&gt; tag:</text:span></text:p>
      <text:p text:style-name="P38"/>
      <text:p text:style-name="P40"><text:s text:c="2"/><text:span text:style-name="T13">&lt;keybind key="F9"&gt;</text:span></text:p>
      <text:p text:style-name="P41"><text:s text:c="6"/>&lt;action name="Execute"&gt;</text:p>
      <text:p text:style-name="P41"><text:s text:c="8"/>&lt;command&gt;/home/pi/Scripts/monitor-on-off.sh&lt;/command&gt;</text:p>
      <text:p text:style-name="P41"><text:s text:c="6"/>&lt;/action&gt;</text:p>
      <text:p text:style-name="P41"><text:s text:c="4"/>&lt;/keybind&gt;</text:p>
      <text:p text:style-name="P43"/>
      <text:p text:style-name="P39"><text:span text:style-name="T16">The </text:span>command tvservice -s gives this output when <text:span text:style-name="T17">the </text:span>monitor is off:</text:p>
      <text:p text:style-name="P39">state 0x120002 [TV is off]</text:p>
      <text:p text:style-name="P30"/>
      <text:p text:style-name="P34">This is the content of the script <text:span text:style-name="T11">monitor-on-off.sh:</text:span></text:p>
      <text:p text:style-name="P30"/>
      <text:p text:style-name="P42">#!/bin/bash</text:p>
      <text:p text:style-name="P42"/>
      <text:p text:style-name="P42">MONITOR_IS_OFF=`tvservice -s | grep off | wc -l`</text:p>
      <text:p text:style-name="P42"/>
      <text:p text:style-name="P42">echo MONITOR_IS_OFF=$MONITOR_IS_OFF</text:p>
      <text:p text:style-name="P42"/>
      <text:p text:style-name="P42">if [ $MONITOR_IS_OFF -eq 1 ]; then</text:p>
      <text:p text:style-name="P42"><text:s text:c="2"/>tvservice -p</text:p>
      <text:p text:style-name="P42"><text:s text:c="2"/>fbset -depth 8</text:p>
      <text:p text:style-name="P42"><text:s text:c="2"/>fbset -depth 16</text:p>
      <text:p text:style-name="P42"><text:s text:c="2"/>xrefresh</text:p>
      <text:p text:style-name="P42"><text:s text:c="2"/>echo 'Switched Screen ON!'</text:p>
      <text:p text:style-name="P42">else</text:p>
      <text:p text:style-name="P42"><text:s text:c="2"/>tvservice -p</text:p>
      <text:p text:style-name="P42"><text:s text:c="2"/>tvservice -o</text:p>
      <text:p text:style-name="P42"><text:s text:c="2"/>echo 'Switched Screen OFF!'</text:p>
      <text:p text:style-name="P42">fi</text:p>
      <text:h text:style-name="Heading_20_1" text:outline-level="1">Set static ip address </text:h>
      <text:p text:style-name="P44">I wanted a static ip address for wandbox because I may need it FIXME</text:p>
      <text:p text:style-name="P44"/>
      <text:p text:style-name="P44">I couldn't see the settings in the GUI <text:span text:style-name="T14">you get when clicking on the wifi icon. But it did them anyway and I can see them in the file </text:span>/etc/dhcpcd.conf</text:p>
      <text:p text:style-name="P44"><text:soft-page-break/>contains the settings </text:p>
      <text:p text:style-name="P44"/>
      <text:p text:style-name="P44"/>
      <text:h text:style-name="Heading_20_1" text:outline-level="1">More settings</text:h>
      <text:p text:style-name="P46"/>
      <text:p text:style-name="P47"/>
      <text:p text:style-name="P45">FIXME say that you can connect to Raspberry Pi via ssh</text:p>
      <text:p text:style-name="P49">FIXME install goldendict and dictionaries</text:p>
      <text:p text:style-name="P48"><text:span text:style-name="T9">FIXME install </text:span>Kodi for raspberry pi to watch youtube</text:p>
      <text:p text:style-name="P12"/>
      <text:p text:style-name="P47"/>
      <text:p text:style-name="P17">FIXME</text:p>
      <text:p text:style-name="P17">install dropbox?</text:p>
      <text:p text:style-name="P19"/>
      <text:p text:style-name="P50">FIXME configure chromium not to save pwds?</text:p>
      <text:p text:style-name="P12"/>
      <text:p text:style-name="P13">testing</text:p>
      <text:p text:style-name="P13"/>
      <text:p text:style-name="P26"/>
      <text:p text:style-name="P14">install keepass2 and copy pwds</text:p>
      <text:p text:style-name="P26"/>
      <text:p text:style-name="P26"/>
      <text:p text:style-name="P26">utilities to read temperature/voltage/fan sensors</text:p>
      <text:p text:style-name="P26">fancontrol-1:3.3.5-2</text:p>
      <text:p text:style-name="P26"/>
      <text:p text:style-name="P59">this is where you set the screen time-out (line BLANK_TIME=30</text:p>
      <text:p text:style-name="P59">pi@raspberrypi:/etc/kbd $ sudo nano confi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officeooo:rsid="001e841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2_5f_ini" style:display-name="regexp2_ini" style:family="text">
      <style:text-properties fo:color="#660066" fo:font-style="normal" fo:font-weight="normal"/>
    </style:style>
    <style:style style:name="symbol0_5f_ini" style:display-name="symbol0_ini" style:family="text">
      <style:text-properties fo:color="#000066" fo:font-style="normal" fo:font-weight="bold"/>
    </style:style>
    <style:style style:name="string_5f_ini" style:display-name="string_ini" style:family="text">
      <style:text-properties fo:color="#993333" fo:font-style="normal" fo:font-weight="normal"/>
    </style:style>
    <style:style style:name="regexp1_5f_ini" style:display-name="regexp1_ini" style:family="text">
      <style:text-properties fo:color="#000099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28T12:07:27.758979654</dc:date>
    <meta:editing-duration>PT5H46M24S</meta:editing-duration>
    <meta:editing-cycles>92</meta:editing-cycles>
    <meta:document-statistic meta:table-count="0" meta:image-count="0" meta:object-count="0" meta:page-count="5" meta:paragraph-count="124" meta:word-count="657" meta:character-count="5600" meta:non-whitespace-character-count="5013"/>
  </office:meta>
</office:document-meta>
</file>